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ingStatCalculator.getSamp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getMed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getMeanA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getPercentPoint( float perc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setStartTime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ingStatCalculator.getPercentPoint( double perc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addSample( SampleResult 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amplingStatCalculator.getMaxThrough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getStandard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getBytesPerSecon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mplingStatCalculator.get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ingStatCalculato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SamplingStatCalculator( SamplingStatCalculator st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ingStatCalculator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getDistrib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getCurrentSamp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ingStatCalculator.getElap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ingStatCalculator.getErrorPercent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ingStatCalcula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addSamples( SamplingStatCalculator s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ingStatCalculator.SamplingStatCalculator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ingStatCalculator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getM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getKBPer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mplingStatCalculator.getPage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mplingStatCalculator.getSampl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ingStatCalculator.getAvgPageBy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mplingStatCalculator.SamplingStatCalcu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ingStatCalculato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ingStatCalculator.get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ingStatCalculator.getEndTime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